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c3a0" officeooo:paragraph-rsid="000ec3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Biblioteca Virtual</text:p>
      <text:p text:style-name="P1"/>
      <text:p text:style-name="P1">Telas do sistema:</text:p>
      <text:p text:style-name="P1"/>
      <text:p text:style-name="P1">1- loggin / cadastro de usuário</text:p>
      <text:p text:style-name="P1"/>
      <text:p text:style-name="P1">2- edição dos dados do usuário</text:p>
      <text:p text:style-name="P1"/>
      <text:p text:style-name="P1">3- Cadastro de livros {</text:p>
      <text:p text:style-name="P1">-Nome</text:p>
      <text:p text:style-name="P1">-Autor</text:p>
      <text:p text:style-name="P1">-Ano</text:p>
      <text:p text:style-name="P1">-Editora</text:p>
      <text:p text:style-name="P1">-Foto</text:p>
      <text:p text:style-name="P1">}</text:p>
      <text:p text:style-name="P1"/>
      <text:p text:style-name="P1">4- Empréstimo{</text:p>
      <text:p text:style-name="P1">-Data do emprestimo</text:p>
      <text:p text:style-name="P1">-Contato do destinatario </text:p>
      <text:p text:style-name="P1">-Dados de envio</text:p>
      <text:p text:style-name="P1">}</text:p>
      <text:p text:style-name="P1"/>
      <text:p text:style-name="P1">5- Tela Inicial – Após loggin{</text:p>
      <text:p text:style-name="P1">- Mostrar os livros emprestados</text:p>
      <text:p text:style-name="P1">- Livros que passaram da data de devolução devem estar em destaque</text:p>
      <text:p text:style-name="P1">- Opção de um novo empréstimo</text:p>
      <text:p text:style-name="P1">- Na devoluçao, deve aparecer a data</text:p>
      <text:p text:style-name="P1">}</text:p>
      <text:p text:style-name="P1"/>
      <text:p text:style-name="P1">6 – Relatório{</text:p>
      <text:p text:style-name="P1">-Gerar relatório de itens emprestados pendentes</text:p>
      <text:p text:style-name="P1">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7T10:21:24.292000000</meta:creation-date>
    <dc:date>2022-10-17T10:35:07.998000000</dc:date>
    <meta:editing-duration>PT13M44S</meta:editing-duration>
    <meta:editing-cycles>1</meta:editing-cycles>
    <meta:document-statistic meta:table-count="0" meta:image-count="0" meta:object-count="0" meta:page-count="1" meta:paragraph-count="25" meta:word-count="86" meta:character-count="485" meta:non-whitespace-character-count="421"/>
    <meta:generator>LibreOffice/7.4.0.3$Windows_X86_64 LibreOffice_project/f85e47c08ddd19c015c0114a68350214f7066f5a</meta:generator>
  </office:meta>
</office:document-meta>
</file>